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cm" fo:margin-bottom="0.353cm" fo:line-height="100%" fo:text-align="justify" style:justify-single-word="false"/>
    </style:style>
    <style:style style:name="P2" style:family="paragraph" style:parent-style-name="Standard">
      <style:paragraph-properties loext:contextual-spacing="false" fo:margin-top="0cm" fo:margin-bottom="0.353cm" fo:line-height="100%" fo:text-align="justify" style:justify-single-word="false"/>
      <style:text-properties fo:color="#252525" fo:background-color="#ffffff"/>
    </style:style>
    <style:style style:name="P3" style:family="paragraph" style:parent-style-name="Subtitle">
      <style:paragraph-properties loext:contextual-spacing="false" fo:margin-top="0cm" fo:margin-bottom="0.353cm" fo:line-height="100%" fo:text-align="justify" style:justify-single-word="false"/>
    </style:style>
    <style:style style:name="P4" style:family="paragraph" style:parent-style-name="Standard">
      <style:paragraph-properties loext:contextual-spacing="false" fo:margin-top="0cm" fo:margin-bottom="0.353cm" fo:line-height="100%" fo:text-align="justify" style:justify-single-word="false"/>
      <style:text-properties fo:color="#252525" fo:background-color="#ffffff"/>
    </style:style>
    <style:style style:name="P5" style:family="paragraph" style:parent-style-name="Standard">
      <style:paragraph-properties loext:contextual-spacing="false" fo:margin-top="0cm" fo:margin-bottom="0.353cm" fo:line-height="100%" fo:text-align="justify" style:justify-single-word="false"/>
    </style:style>
    <style:style style:name="P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7" style:family="paragraph" style:parent-style-name="Text_20_body">
      <style:paragraph-properties fo:margin-top="0cm" fo:margin-bottom="0cm" fo:line-height="138%" fo:text-align="end" style:justify-single-word="false"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8"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9"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8pt" fo:font-style="normal" style:text-underline-style="none" fo:font-weight="normal" style:text-blinking="false" fo:background-color="transparent"/>
    </style:style>
    <style:style style:name="P10" style:family="paragraph" style:parent-style-name="Text_20_body">
      <style:paragraph-properties fo:margin-top="0cm" fo:margin-bottom="0cm" fo:line-height="138%" fo:text-align="justify" style:justify-single-word="false" style:writing-mode="lr-tb"/>
    </style:style>
    <style:style style:name="P11" style:family="paragraph" style:parent-style-name="Text_20_body" style:master-page-name="Standard">
      <style:paragraph-properties loext:contextual-spacing="false" fo:margin-top="0cm" fo:margin-bottom="0.353cm" fo:line-height="100%" fo:text-align="justify" style:justify-single-word="false" style:page-number="1"/>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1" style:family="text">
      <style:text-properties fo:background-color="#ffffff"/>
    </style:style>
    <style:style style:name="T2" style:family="text">
      <style:text-properties fo:color="#252525" fo:background-color="#ffffff"/>
    </style:style>
    <style:style style:name="T3" style:family="text">
      <style:text-properties fo:color="#1155cc" style:text-underline-style="solid" style:text-underline-width="auto" style:text-underline-color="font-color" fo:background-color="#ffffff"/>
    </style:style>
    <style:style style:name="T4"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1" fo:font-size="8pt" fo:font-style="normal" style:text-underline-style="none" fo:font-weight="normal" style:text-blinking="false" fo:background-color="transparent"/>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1155cc" style:text-line-through-style="none" style:font-name="Arial1" fo:font-size="8pt" fo:font-style="normal" style:text-underline-style="solid" style:text-underline-width="auto" style:text-underline-color="font-color"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docs-internal-guid-d126f3be-7fff-19fe-e97e-2d7e5068ee7c"/>Droga artysty wymaga ciągłego doskonalenia. Dotyczy to częstych ćwiczeń, ale też próbowania nowych technik. Tym razem, dla odmiany, chciałabym się podzielić doświadczeniami nowicjuszki. Październik, który ilustrator, Jake Parker ochrzcił w 2009 r. mianem Inktober, jest już za nami. Moja podróż z tuszem nie była zbyt długa, ale i tak postaram się zdać wam z niej szczegółową relację, misiaczki. Kredki poczekają!</text:p>
      <text:p text:style-name="P7">&gt;&gt;Moonlight</text:p>
      <text:p text:style-name="Text_20_body"/>
      <text:p text:style-name="P8">W moim mały kałamarzu</text:p>
      <text:p text:style-name="P6">Zaczynając swoją drogę z ilustracjami stworzonymi tuszem, chciałam zacząć od przyborów, które najbardziej mi się z nim kojarzą. Sięgnęłam więc po najprostszy płynny tusz sprzedawany w małych buteleczkach. O podziałach tego medium pisałam już przy okazji artykułu o wodorozpuszczalnych bloczkach Inktense od firmy Derwent. Najprościej jest przyporządkować je do dwóch grup. Pierwsza to tusze kreślarskie, których właściwości i lekko akwarelowa, płynna formuła, umożliwiają łatwą pracę pędzelkiem, co ułatwia wykonywanie ilustracji. Można go rozcieńczać z wodą, lecz warstwy po wyschnięciu, przestają być wodorozpuszczalne. Drugą grupą są tusze kaligraficzne, zdecydowanie bardziej kryjące i lepiej dostosowane do pracy ze stalówką. Pozostają wodorozpuszczalne po wyschnięciu, umożliwiając rozjaśnianie tonalne w trakcie wykonywania pracy, bezpośrednio na kartce. Należy je dobierać w zależności od upragnionego efektu. W moim przypadku był to tusz indyjski, zwany też rysunkowym, który zalicza się do pierwszej grupy.</text:p>
      <text:p text:style-name="Text_20_body"/>
      <text:p text:style-name="P8">Płynny czeka tusz</text:p>
      <text:p text:style-name="P6">Niestety używanie płynnego tuszu wydawało mi się trochę za trudne jak na początek, więc odsunęłam zabawę z nim na później. Zamiast tego już od poprzedniego października zaczęłam zbierać cienkopisy i brushpeny (pisaki z giętką końcówką, imitującą pędzelek która na papierze jest w stanie tworzyć linie o zróżnicowanej grubości), by nieco bardziej oswoić się z tworzeniem lineartów, które nigdy nie były moją mocną stroną. Niestety, jak na złość zakupione odpowiednio wcześniej przybory wypisały mi się podczas tworzenia kolorowanki naszej kochanej redakcji. Może to była zemsta za porzucenie pierwszego pomysłu? Na szczęście my, fandomowi artyści nie zrażamy się łatwo, więc w imię wspaniałej improwizacji, odłożyłam obawy na bok. Moimi kompanami w podróży stały się pięknie prezentujące się tusze od firmy Winsor&amp;Newton oraz znacznie tańsze od Koh-I-Noor i jeden cudownie zielony od polskiego wytwórcy o nazwie Renesans. </text:p>
      <text:p text:style-name="Text_20_body"/>
      <text:p text:style-name="P6">O artykułach z Winsor&amp;Newton wspominałam przy okazji omawiania markerów alkoholowych. Tusz rysunkowy od tej firmy jest dość drogi, jak na sam początek przygody, gdyż kosztuje ok. 12 zł za 14 ml słoiczek. Za to ile w nim wdzięku! Buteleczka w przeciwieństwie do pozostałych użytych w tym eksperymencie, jest wykonana z grubego szkła z plastikową nakrętką, której kształt ułatwia odkręcanie. W sklepie słoiczki schowane są dodatkowo w barwnie zdobionych pudełeczkach, których ilustracja odpowiada tej, <text:soft-page-break/>znajdującej się na etykiecie naszego małego kałamarza. Każdy obrazek odpowiada też barwie znajdującego się wewnątrz tuszu. Samo medium jest bardzo przyjemne w obsłudze. Dobrze miesza się z wodą i bardzo szybko wysycha na kartce. Z tego powodu, trzeba nauczyć się pracować z nim szybko jeśli nie chcemy, by na naszej pracy widoczne były twarde przejścia między warstwami. Skoncentrowany czarny tusz z tej firmy jest bardzo kryjący i z odpowiednią ilością wody, da się uzyskać nim szeroką gamę szarości, co pozwala na bardzo ciekawe efekty. Niestety wadą kolorowego tuszu z tej firmy, jaką udało mi się zauważyć, jest dość niska światłoodporność. Po kilku tygodniach wiszenia na ścianie cudna, neonowa magenta znacznie wyblakła. Z tego powodu prace wykonane tymi przyborami lepiej trzymać w szkicowniku lub albumie. Ciekawostką jest złoty, metaliczny tusz, który wysycha trochę wolniej od pozostałych z tej firmy i po części zachowuje swoją wodorozpuszczalność, mieszając się nieco z innymi kolorami tuż przed wyschnięciem, dając ciekawe, błyszczące plamy, cieszące oko pod wpływem światła. </text:p>
      <text:p text:style-name="Text_20_body"/>
      <text:p text:style-name="P10"><text:span text:style-name="T4">Tusze od Koh-I-Noor zdecydowanie przyciągają przystępną ceną. W sklepie papierniczym kupiłam je za niecałe 3zł/szt. Buteleczki te mają nieco mniej wdzięku, lecz plastikowy słoiczek jest zdecydowanie bardziej praktyczny, jeśli mamy zamiar używać tego medium w podróży. Jest też dużo lżejszy, pomimo większej pojemności 20 ml. Dodatkowo w nakrętkę wbudowany jest wkraplacz, który pozwala nanieść medium bezpośrednio na mokry papier, dając przy tym nieco abstrakcyjne plamy - polecam wypróbować, jest przy tym sporo zabawy. Dostępne są w bardzo nasyconych kolorach, które można swobodnie ze sobą łączyć. Pod względem światłoodporności wydają się wypadać lepiej od kolorowych sztuk z Winsor&amp;Newton. Rysunki wykonane tuszem Koh-I-Noor nie straciły na swojej intensywności, wisząc na mojej ścianie. Schną też odrobinę dłużej, więc trzeba czekać ciut dłużej przed nałożeniem kolejnej warstwy, ale też łatwiej dzięki temu uzyskać płynne przejścia między kolorami już na kartce. <text:line-break/><text:line-break/>Tusz od polskiej firmy Renesans, która chlubi się produkcją farb, kupiłam przez przypadek. Potrzebowałam ciemnej zieleni, a zabrakło mi funduszu na zakup kolejnej buteleczki od W&amp;N. Kosztował jedynie 3,70zł za 20ml. W tym przypadku słoiczek również jest plastikowy, ale nie posiada wbudowanego dozownika. Zgodnie z informacją na etykietce, jest to indyjski tusz wodorozpuszczalny i równocześnie niezmywalny. Jest nieco gęstszy od omawianych wcześniej mediów. Trzeba uważać, by nie osadzał się na szyjce, bo może nam potem zakleić korek, co znacząco utrudni dostęp do płynu. Kolor nakładany bezpośrednio jest głęboki i intensywny. Światłoodporność do tej pory również na zadowalającym poziomie, pigment nierozcieńczony wodą wydaje się w tym rozrachunku wypadać lepiej od rozcieńczonego towarzysza. Jak na taką cenę to produkt o wysokiej jakości. </text:span></text:p>
      <text:p text:style-name="Text_20_body"/>
      <text:p text:style-name="P8">Piękny kleks na papier</text:p>
      <text:p text:style-name="P6"><text:soft-page-break/>Podczas tej przygody korzystałam z różnego rodzaju kartek: papieru do akwareli, mixmediów i mojego ulubionego gładkiego szkicownika od Winsor&amp;Newton. Każdy z nich zachowywał się nieco inaczej. Faktura podłoża do akwareli szybko pochłaniała tusz, jeszcze bardziej uwidaczniając wgłębienia i uwypuklenia powierzchni, co w niektórych sytuacjach, nie wyglądało zbyt dobrze. Oczywiście można tę wadę przekuć w zaletę i dodając większą ilość wody, wzbogacić teksturę swojej pracy poprzez ten efekt. Kartki przeznaczone do technik mieszanych, tzw. mix-mediów, sprawdziły się tu dużo lepiej. Namoczony papier ładnie rozprowadzał tusz po mokrej powierzchni, tworząc fascynujące plamy i robił to bez żadnych grudek. Czas wysychania medium na wszystkich powierzchniach był dość podobny. Dobrze sprawdził się też szkicownik do zadań specjalnych od W&amp;N z bardzo gładkimi, białymi kartkami o 170gsm/80lb. Chociaż w jego przypadku dużo trudniej było uzyskać gładkie plamy pigmentu, medium na tak śliskim papierze rozprowadzało się nieco nierównomiernie, co trudno było zniwelować podczas szybkiego wysychania. W przypadku tego podłoża dużo lepiej sprawdziła się technika z wcześniej wykonanym lineartem. </text:p>
      <text:p text:style-name="Text_20_body"/>
      <text:p text:style-name="P8">Z pędzla kapie już</text:p>
      <text:p text:style-name="P6">Płynnego tuszu kreślarskiego można używać zarówno z pomocą stalówki na trzonku, jak i pędzelków. Pierwsza opcja, dla niedoświadczonej ręki jest dużo bardziej pracochłonna, do tego tusz trzeba używać bezpośrednio z buteleczki, bez rozcieńczania, by miał odpowiednią konsystencję i trzymał się stalówki. To odrobinę ogranicza nam paletę barw. Tusz ten raczej nie nadaje się do piór napełnianych. W przypadku pędzelków warto wpierw sprawdzić, jak dane włosie chłonie płyny. Bardzo miękkie będą nam piły tusz, który potem trudno będzie wymyć, a jego pozostałości będą przebarwiać nam pracę, podczas zmiany kolorów. Z tego powodu, jeśli nie mamy zbyt wielu pędzli, a używamy kilku tuszy na raz, lepiej zaopatrzyć się w dodatkowy kubeczek wody na czyszczenie. Podczas wymywania tuszu warto też kilka razy wytrzeć włosie w kawałek chusteczki, by mieć pewność, że wymyliśmy cały pigment. Najtrudniej domyć narzędzia po używaniu metaliczno-brokatowego medium, więc jeśli nie chcemy, by cała praca błyszczała, lepiej dodawać go na sam koniec. O dziwo, nieco twardsze pędzle do farb akrylowych radziły sobie z tuszem całkiem dobrze, ale trzeba było częściej nabierać medium na włosie lub rozwadniać je w wodzie, bo dość szybko wysychało. Co do rozcieńczania, robiłam to w różnoraki sposób. Czasem nabierałam odrobinę tuszu do nakrętki i dodawałam do niego wody, innym razem wkładałam pędzelek bezpośrednio do buteleczki i tak zabarwione włosie przenosiłam na moment do kubeczka z wodą. Podczas tej techniki na ściankach kubeczka osadza się pigment, który można później ściągnąć mokrym narzędziem i z powodzeniem użyć na kartce. Radzę nie wkładać ociekającego wodą pędzla bezpośrednio do skoncentrowanego płynu w słoiczku, by nie zanieczyścić sobie tuszu i nie rozwodnić bazy. </text:p>
      <text:p text:style-name="Text_20_body"/>
      <text:p text:style-name="P8">Czas zrobić z niego kucyka!</text:p>
      <text:p text:style-name="P6"><text:soft-page-break/>Podsumowując, płynny tusz to bardzo ciekawa alternatywa dla pasjonatów akwareli, gdyż to medium pozwala na malowanie na warstwach, bez niszczenia sobie wcześniej wykonanych części. By narysować ciekawego kucyka z pomocą takiego tuszu, wystarczy nam jedna buteleczka dowolnego koloru, dwa kubeczki z wodą: jeden do stworzenia palety tonalnej, drugi do czyszczenia pędzelka, jakaś nakrętka, która posłuży nam za paletkę do rozcieńczania, pędzelek i kartka grubszego papieru. Jeśli chcemy, by nasz kucyk miał trochę wyraźniejsze szczegóły warto zaopatrzyć się w stalówkę rysunkową i trzonek lub zwykły cienkopis (najlepiej wodoodporny). To niewiele, a dzięki temu zestawowi można stworzyć naprawdę ciekawe prace kucykowe i zupełnie niezwiązane z serialem. To bardzo uniwersalny zestaw, który gorąco polecam! Mam nadzieję, że ten artykuł zachęci Was chociaż odrobinę do tuszowych eksperymentów. Zwłaszcza, że to niewiele kosztuje, a ciekawy efekt może uzyskać nawet niedoświadczony artysta. </text:p>
      <text:p text:style-name="Text_20_body"/>
      <text:p text:style-name="P9">Baner:</text:p>
      <text:p text:style-name="P10"><text:a xlink:type="simple" xlink:href="https://sta.sh/02d8wp52m5fk" text:style-name="Internet_20_link" text:visited-style-name="Visited_20_Internet_20_Link"><text:span text:style-name="T7">https://sta.sh/02d8wp52m5fk</text:span></text:a><text:span text:style-name="T6"> </text:span></text:p>
      <text:p text:style-name="P10"><text:span text:style-name="T5">Obrazki: <text:line-break/></text:span><text:a xlink:type="simple" xlink:href="http://fav.me/dcoec5k" text:style-name="Internet_20_link" text:visited-style-name="Visited_20_Internet_20_Link"><text:span text:style-name="T7">http://fav.me/dcoec5k</text:span></text:a><text:span text:style-name="T6"> </text:span></text:p>
      <text:p text:style-name="P10"><text:a xlink:type="simple" xlink:href="http://fav.me/dcopr6t" text:style-name="Internet_20_link" text:visited-style-name="Visited_20_Internet_20_Link"><text:span text:style-name="T7">http://fav.me/dcopr6t</text:span></text:a><text:span text:style-name="T6"> </text:span></text:p>
      <text:p text:style-name="P10"><text:a xlink:type="simple" xlink:href="http://fav.me/dcp9miv" text:style-name="Internet_20_link" text:visited-style-name="Visited_20_Internet_20_Link"><text:span text:style-name="T7">http://fav.me/dcp9miv</text:span></text:a><text:span text:style-name="T6"> </text:span></text:p>
      <text:p text:style-name="P10"><text:a xlink:type="simple" xlink:href="http://fav.me/dcomolo" text:style-name="Internet_20_link" text:visited-style-name="Visited_20_Internet_20_Link"><text:span text:style-name="T7">http://fav.me/dcomolo</text:span></text:a><text:span text:style-name="T6"> </text:span></text:p>
      <text:p text:style-name="P10"><text:a xlink:type="simple" xlink:href="http://fav.me/dcpo3nd" text:style-name="Internet_20_link" text:visited-style-name="Visited_20_Internet_20_Link"><text:span text:style-name="T7">http://fav.me/dcpo3nd</text:span></text:a><text:span text:style-name="T6">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zh" style:country-asian="CN" style:font-size-complex="11pt" style:language-complex="hi" style:country-complex="IN"/>
    </style:default-style>
    <style:default-style style:family="paragraph">
      <style:paragraph-properties loext:contextual-spacing="true" fo:margin-top="0cm" fo:margin-bottom="0cm"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PL"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document-statistic meta:table-count="0" meta:image-count="0" meta:object-count="0" meta:page-count="4" meta:paragraph-count="21" meta:word-count="1409" meta:character-count="9967"/>
    <dc:date>2018-12-17T23:32:17.13</dc:date>
    <dc:creator>Michał </dc:creator>
    <meta:editing-duration>PT13S</meta:editing-duration>
    <meta:editing-cycles>1</meta:editing-cycles>
  </office:meta>
</office:document-meta>
</file>